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Fett"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6"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2">
      <style:text-properties officeooo:rsid="00175e70" officeooo:paragraph-rsid="00175e70"/>
    </style:style>
    <style:style style:name="P10" style:family="paragraph" style:parent-style-name="Heading_20_2">
      <style:text-properties officeooo:paragraph-rsid="00175e70"/>
    </style:style>
    <style:style style:name="P11"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12" style:family="paragraph" style:parent-style-name="Standard">
      <style:paragraph-properties fo:text-align="start" style:justify-single-word="false"/>
      <style:text-properties style:font-name="Calibri2" fo:font-size="12pt" officeooo:rsid="0022534d" officeooo:paragraph-rsid="0022534d" style:font-size-asian="10.5pt" style:font-size-complex="12pt"/>
    </style:style>
    <style:style style:name="P13" style:family="paragraph" style:parent-style-name="Heading_20_1" style:master-page-name="Standard">
      <style:paragraph-properties style:page-number="1"/>
    </style:style>
    <style:style style:name="P14" style:family="paragraph" style:parent-style-name="Contents_20_1" style:master-page-name="Index">
      <style:paragraph-properties style:page-number="auto"/>
    </style:style>
    <style:style style:name="P15" style:family="paragraph" style:parent-style-name="Text_20_body">
      <style:text-properties officeooo:paragraph-rsid="00175e70"/>
    </style:style>
    <style:style style:name="T1" style:family="text">
      <style:text-properties officeooo:rsid="00175e7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text:a xlink:type="simple" xlink:href="#__RefHeading___Toc105_1942098419" text:style-name="Index_20_Link" text:visited-style-name="Index_20_Link">1. Zielsetzung<text:tab/>1</text:a></text:p>
          <text:p text:style-name="P7"><text:a xlink:type="simple" xlink:href="#__RefHeading___Toc107_1942098419" text:style-name="Index_20_Link" text:visited-style-name="Index_20_Link">1.1 Allgemeine Zielsetzung<text:tab/>1</text:a></text:p>
          <text:p text:style-name="P7"><text:a xlink:type="simple" xlink:href="#__RefHeading___Toc109_1942098419" text:style-name="Index_20_Link" text:visited-style-name="Index_20_Link">1.2 Spezielle Zielsetzung<text:tab/>1</text:a></text:p>
        </text:index-body>
      </text:table-of-content>
      <text:p text:style-name="Contents_20_2"/>
      <text:h text:style-name="P13" text:outline-level="1"><text:bookmark-start text:name="__RefHeading___Toc105_1942098419"/>1. <text:span text:style-name="T1">Einleitung/Hintergrund und </text:span>Zielsetzung<text:bookmark-end text:name="__RefHeading___Toc105_1942098419"/></text:h>
      <text:p text:style-name="P5"/>
      <text:h text:style-name="P9" text:outline-level="2">1.1 Einleitung/Hintergrund</text:h>
      <text:p text:style-name="P15"/>
      <text:p text:style-name="Standard">Im Zuge der schulischen Ausbildung zum Fachinformatiker, mit dem Schwerpunkt Systemintegration, beziehungsweise Anwendungsentwicklung, müssen sich die Schüler/innen des RBZ-Technik Kiel im zweiten Ausbildungsjahr für ein dreiwöchiges Oberstufenprojekt entscheiden, bei dem sie ihr Fachwissen auf verschiedenen Gebieten erweitern.</text:p>
      <text:p text:style-name="Standard">Eines der angebotenen Projekte, mit dem Schwerpunkt auf der Anwendungsentwicklung, ist das Erstellen einer Android Applikation.</text:p>
      <text:p text:style-name="Standard"/>
      <text:p text:style-name="Standard"/>
      <text:h text:style-name="P10" text:outline-level="2"><text:bookmark-start text:name="__RefHeading___Toc107_1942098419"/>1.1 Allgemeine Zielsetzung<text:bookmark-end text:name="__RefHeading___Toc107_1942098419"/></text:h>
      <text:p text:style-name="P5"/>
      <text:p text:style-name="P5">Erstellen Sie eine mobile Anwendung!</text:p>
      <text:p text:style-name="P5">Der Funktionsumfang ist frei wählbar, bedarf aber der abschließenden Rücksprache mit der Lehrkraft. Die Implementierung erfolgt im Team, jedes Projektmitglied entwickelt zumindest einen Teilbereich der Anwendung. Die Zusammenarbeit im Team wird durch die Verwendung einer Codeverwaltung, wie z.B. Subversion oder Git organisiert. Die Projektsteuerung wird durch die Anwendung eines Vorgehensmodells der agilen Softwareentwicklung (SCRUM) erleichtert (Daily Scrum).</text:p>
      <text:p text:style-name="P5"/>
      <text:p text:style-name="P5"/>
      <text:h text:style-name="Heading_20_2" text:outline-level="2"><text:bookmark-start text:name="__RefHeading___Toc109_1942098419"/>1.2 Spezielle Zielsetzung<text:bookmark-end text:name="__RefHeading___Toc109_1942098419"/></text:h>
      <text:p text:style-name="P5"/>
      <text:p text:style-name="P5">Die Gruppe hat es sich zum Ziel gemacht, eine App zu entwickeln, die die Möglichkeit bietet, die täglichen Arbeiten mit ihren zugehörigen Arbeitszeiten zu notieren. Die Applikation soll somit einen Überblick über die vollbrachten Arbeiten und die für sie aufgewendeten Zeiten geben. Somit ist es möglich zu überprüfen, ob die angestrebte Arbeitszeit, für eine einzelne Aufgabe, oder auch für den ganzen Tag, erreicht wurde, oder nicht.</text:p>
      <text:p text:style-name="P5"/>
      <text:p text:style-name="P5">Optional, sprich für den Fall, dass die Gruppe bereits vor Abschluss der Projektdauer das angestrebte Ziel erreicht, stehen die Implementierung eines Über- und Unterstunden-Rechners, verschiedene Ansichtszeiträume und Darstellungsformen, unterschiedliche Portrait- und Landscapeansichten, Einstellungen zur Benutzeranpassung der App und ein Admin-Modus zur Verfügung.</text:p>
      <text:p text:style-name="P5"/>
      <text:p text:style-name="P5">Grafisch soll der Tagesplaner im Stile eines "Stundenplanes" dargestellt werden.</text:p>
      <text:p text:style-name="P5">Die einzelnen Arbeitsblöcke sollen untereinander in Text-Boxen aufgelistet werden und die Summe der Arbeitszeit eines jeden Tages soll zusammengefasst über/unter jedem einzelnen Tag notiert sein.</text:p>
      <text:p text:style-name="P12"><text:soft-page-break/>Zum weiteren Umfang des Projektes erstellt die Gruppe eine voll funktionsfähige Backend-API. Diese ermöglicht das Erstellen neuer Benutzer, und das Verwalten der in die Datenbank eingetragenen Datensätze. Die Frage nach der Speicherung, der vom Benutzer eingegebenen Daten, ist somit geklä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Fett"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1"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1"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6T18:18:17.431000000</dc:date>
    <meta:editing-duration>PT12M41S</meta:editing-duration>
    <meta:editing-cycles>2</meta:editing-cycles>
    <meta:generator>LibreOffice/5.2.6.2$Windows_x86 LibreOffice_project/a3100ed2409ebf1c212f5048fbe377c281438fdc</meta:generator>
    <meta:document-statistic meta:table-count="0" meta:image-count="0" meta:object-count="0" meta:page-count="4" meta:paragraph-count="21" meta:word-count="338" meta:character-count="2634" meta:non-whitespace-character-count="2317"/>
  </office:meta>
</office:document-meta>
</file>